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C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Connectivity</text:p>
          </table:table-cell>
          <table:table-cell table:style-name="ce1" office:value-type="string" calcext:value-type="string">
            <text:p>Total Weight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Average Path</text:p>
          </table:table-cell>
          <table:table-cell table:style-name="ce1" office:value-type="string" calcext:value-type="string">
            <text:p>Betweeness Centralit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office:value-type="float" office:value="2.009" calcext:value-type="float">
            <text:p>2,009</text:p>
          </table:table-cell>
          <table:table-cell office:value-type="float" office:value="8464" calcext:value-type="float">
            <text:p>8464</text:p>
          </table:table-cell>
          <table:table-cell office:value-type="float" office:value="17005.9023" calcext:value-type="float">
            <text:p>17005,9023</text:p>
          </table:table-cell>
          <table:table-cell office:value-type="float" office:value="2.6134" calcext:value-type="float">
            <text:p>2,6134</text:p>
          </table:table-cell>
          <table:table-cell office:value-type="float" office:value="1.6797" calcext:value-type="float">
            <text:p>1,6797</text:p>
          </table:table-cell>
          <table:table-cell table:style-name="ce9" office:value-type="float" office:value="42.0652" calcext:value-type="float">
            <text:p>42,0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office:value-type="float" office:value="2.042" calcext:value-type="float">
            <text:p>2,042</text:p>
          </table:table-cell>
          <table:table-cell office:value-type="float" office:value="8464" calcext:value-type="float">
            <text:p>8464</text:p>
          </table:table-cell>
          <table:table-cell office:value-type="float" office:value="17286.7365" calcext:value-type="float">
            <text:p>17286,7365</text:p>
          </table:table-cell>
          <table:table-cell office:value-type="float" office:value="3.069" calcext:value-type="float">
            <text:p>3,069</text:p>
          </table:table-cell>
          <table:table-cell office:value-type="float" office:value="1.8704" calcext:value-type="float">
            <text:p>1,8704</text:p>
          </table:table-cell>
          <table:table-cell office:value-type="float" office:value="25.1739" calcext:value-type="float">
            <text:p>25,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9" office:value-type="float" office:value="2.1614" calcext:value-type="float">
            <text:p>2,1614</text:p>
          </table:table-cell>
          <table:table-cell office:value-type="float" office:value="8464" calcext:value-type="float">
            <text:p>8464</text:p>
          </table:table-cell>
          <table:table-cell table:style-name="ce9" office:value-type="float" office:value="18294.4246" calcext:value-type="float">
            <text:p>18294,4246</text:p>
          </table:table-cell>
          <table:table-cell office:value-type="float" office:value="2.7564" calcext:value-type="float">
            <text:p>2,7564</text:p>
          </table:table-cell>
          <table:table-cell office:value-type="float" office:value="1.9478" calcext:value-type="float">
            <text:p>1,9478</text:p>
          </table:table-cell>
          <table:table-cell office:value-type="float" office:value="21.7391" calcext:value-type="float">
            <text:p>21,7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office:value-type="float" office:value="2.1401" calcext:value-type="float">
            <text:p>2,1401</text:p>
          </table:table-cell>
          <table:table-cell office:value-type="float" office:value="8464" calcext:value-type="float">
            <text:p>8464</text:p>
          </table:table-cell>
          <table:table-cell office:value-type="float" office:value="18114.3716" calcext:value-type="float">
            <text:p>18114,3716</text:p>
          </table:table-cell>
          <table:table-cell table:style-name="ce9" office:value-type="float" office:value="2.5894" calcext:value-type="float">
            <text:p>2,5894</text:p>
          </table:table-cell>
          <table:table-cell table:style-name="ce9" office:value-type="float" office:value="1.631" calcext:value-type="float">
            <text:p>1,631</text:p>
          </table:table-cell>
          <table:table-cell office:value-type="float" office:value="36.3478" calcext:value-type="float">
            <text:p>36,347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Connectivity</text:p>
          </table:table-cell>
          <table:table-cell table:style-name="ce1" office:value-type="string" calcext:value-type="string">
            <text:p>Total Weight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Average Path</text:p>
          </table:table-cell>
          <table:table-cell table:style-name="ce1" office:value-type="string" calcext:value-type="string">
            <text:p>Betweeness Centralit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9" office:value-type="float" office:value="3.012" calcext:value-type="float">
            <text:p>3,012</text:p>
          </table:table-cell>
          <table:table-cell table:style-name="ce4" office:value-type="float" office:value="8464" calcext:value-type="float">
            <text:p>8464</text:p>
          </table:table-cell>
          <table:table-cell table:style-name="ce9" office:value-type="float" office:value="25499.0112" calcext:value-type="float">
            <text:p>25499,011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1.9243" calcext:value-type="float">
            <text:p>1,9243</text:p>
          </table:table-cell>
          <table:table-cell table:style-name="ce4" office:value-type="float" office:value="89.0217" calcext:value-type="float">
            <text:p>89,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4" office:value-type="float" office:value="2.5236" calcext:value-type="float">
            <text:p>2,5236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21360.054" calcext:value-type="float">
            <text:p>21360,054</text:p>
          </table:table-cell>
          <table:table-cell table:style-name="ce4" office:value-type="float" office:value="2.6439" calcext:value-type="float">
            <text:p>2,6439</text:p>
          </table:table-cell>
          <table:table-cell table:style-name="ce4" office:value-type="float" office:value="2.0471" calcext:value-type="float">
            <text:p>2,0471</text:p>
          </table:table-cell>
          <table:table-cell table:style-name="ce4" office:value-type="float" office:value="33.2826" calcext:value-type="float">
            <text:p>33,2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4" office:value-type="float" office:value="1.9644" calcext:value-type="float">
            <text:p>1,9644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16626.5591" calcext:value-type="float">
            <text:p>16626,5591</text:p>
          </table:table-cell>
          <table:table-cell table:style-name="ce4" office:value-type="float" office:value="3.95" calcext:value-type="float">
            <text:p>3,95</text:p>
          </table:table-cell>
          <table:table-cell table:style-name="ce4" office:value-type="float" office:value="1.7332" calcext:value-type="float">
            <text:p>1,7332</text:p>
          </table:table-cell>
          <table:table-cell table:style-name="ce4" office:value-type="float" office:value="24.4783" calcext:value-type="float">
            <text:p>24,4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4" office:value-type="float" office:value="2.1751" calcext:value-type="float">
            <text:p>2,1751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18410.0986" calcext:value-type="float">
            <text:p>18410,0986</text:p>
          </table:table-cell>
          <table:table-cell table:style-name="ce9" office:value-type="float" office:value="2.4411" calcext:value-type="float">
            <text:p>2,4411</text:p>
          </table:table-cell>
          <table:table-cell table:style-name="ce9" office:value-type="float" office:value="1.2467" calcext:value-type="float">
            <text:p>1,2467</text:p>
          </table:table-cell>
          <table:table-cell table:style-name="ce9" office:value-type="float" office:value="46.3913" calcext:value-type="float">
            <text:p>46,3913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N_VAE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Connectivity</text:p>
          </table:table-cell>
          <table:table-cell table:style-name="ce1" office:value-type="string" calcext:value-type="string">
            <text:p>Total Weight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Average Path</text:p>
          </table:table-cell>
          <table:table-cell table:style-name="ce1" office:value-type="string" calcext:value-type="string">
            <text:p>Betweeness Centralit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4" office:value-type="float" office:value="1.842" calcext:value-type="float">
            <text:p>1,842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15590.9297" calcext:value-type="float">
            <text:p>15590,9297</text:p>
          </table:table-cell>
          <table:table-cell table:style-name="ce4" office:value-type="float" office:value="3.2125" calcext:value-type="float">
            <text:p>3,2125</text:p>
          </table:table-cell>
          <table:table-cell table:style-name="ce4" office:value-type="float" office:value="1.8338" calcext:value-type="float">
            <text:p>1,8338</text:p>
          </table:table-cell>
          <table:table-cell table:style-name="ce4" office:value-type="float" office:value="4.4565" calcext:value-type="float">
            <text:p>4,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4" office:value-type="float" office:value="3.9069" calcext:value-type="float">
            <text:p>3,9069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33068.289" calcext:value-type="float">
            <text:p>33068,289</text:p>
          </table:table-cell>
          <table:table-cell table:style-name="ce4" office:value-type="float" office:value="6.7449" calcext:value-type="float">
            <text:p>6,7449</text:p>
          </table:table-cell>
          <table:table-cell table:style-name="ce4" office:value-type="float" office:value="3.9069" calcext:value-type="float">
            <text:p>3,906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4" office:value-type="float" office:value="32.0783" calcext:value-type="float">
            <text:p>32,0783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271510.6386" calcext:value-type="float">
            <text:p>271510,6386</text:p>
          </table:table-cell>
          <table:table-cell table:style-name="ce4" office:value-type="float" office:value="42.6503" calcext:value-type="float">
            <text:p>42,6503</text:p>
          </table:table-cell>
          <table:table-cell table:style-name="ce4" office:value-type="float" office:value="32.0783" calcext:value-type="float">
            <text:p>32,07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4" office:value-type="float" office:value="69.9046" calcext:value-type="float">
            <text:p>69,9046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591672.2007" calcext:value-type="float">
            <text:p>591672,2007</text:p>
          </table:table-cell>
          <table:table-cell table:style-name="ce4" office:value-type="float" office:value="99.976" calcext:value-type="float">
            <text:p>99,976</text:p>
          </table:table-cell>
          <table:table-cell table:style-name="ce4" office:value-type="float" office:value="69.9046" calcext:value-type="float">
            <text:p>69,904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_VAE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Connectivity</text:p>
          </table:table-cell>
          <table:table-cell table:style-name="ce1" office:value-type="string" calcext:value-type="string">
            <text:p>Total Weight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Average Path</text:p>
          </table:table-cell>
          <table:table-cell table:style-name="ce1" office:value-type="string" calcext:value-type="string">
            <text:p>Betweeness Centralit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4" office:value-type="float" office:value="1.8701" calcext:value-type="float">
            <text:p>1,8701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15828.815" calcext:value-type="float">
            <text:p>15828,815</text:p>
          </table:table-cell>
          <table:table-cell table:style-name="ce4" office:value-type="float" office:value="3.2358" calcext:value-type="float">
            <text:p>3,2358</text:p>
          </table:table-cell>
          <table:table-cell table:style-name="ce4" office:value-type="float" office:value="1.8556" calcext:value-type="float">
            <text:p>1,8556</text:p>
          </table:table-cell>
          <table:table-cell table:style-name="ce4" office:value-type="float" office:value="8.1522" calcext:value-type="float">
            <text:p>8,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4" office:value-type="float" office:value="4.0401" calcext:value-type="float">
            <text:p>4,0401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34195.5691" calcext:value-type="float">
            <text:p>34195,5691</text:p>
          </table:table-cell>
          <table:table-cell table:style-name="ce4" office:value-type="float" office:value="6.9822" calcext:value-type="float">
            <text:p>6,9822</text:p>
          </table:table-cell>
          <table:table-cell table:style-name="ce4" office:value-type="float" office:value="4.0401" calcext:value-type="float">
            <text:p>4,04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4" office:value-type="float" office:value="35.1628" calcext:value-type="float">
            <text:p>35,1628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297617.9692" calcext:value-type="float">
            <text:p>297617,9692</text:p>
          </table:table-cell>
          <table:table-cell table:style-name="ce4" office:value-type="float" office:value="46.5741" calcext:value-type="float">
            <text:p>46,5741</text:p>
          </table:table-cell>
          <table:table-cell table:style-name="ce4" office:value-type="float" office:value="35.1628" calcext:value-type="float">
            <text:p>35,162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4" office:value-type="float" office:value="69.1911" calcext:value-type="float">
            <text:p>69,1911</text:p>
          </table:table-cell>
          <table:table-cell table:style-name="ce4" office:value-type="float" office:value="8464" calcext:value-type="float">
            <text:p>8464</text:p>
          </table:table-cell>
          <table:table-cell table:style-name="ce4" office:value-type="float" office:value="585633.0934" calcext:value-type="float">
            <text:p>585633,0934</text:p>
          </table:table-cell>
          <table:table-cell table:style-name="ce4" office:value-type="float" office:value="87.5849" calcext:value-type="float">
            <text:p>87,5849</text:p>
          </table:table-cell>
          <table:table-cell table:style-name="ce4" office:value-type="float" office:value="69.1911" calcext:value-type="float">
            <text:p>69,19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08:36:19.355437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8:40:11.976449995</meta:creation-date>
    <dc:date>2025-04-08T14:02:43.118628901</dc:date>
    <meta:editing-duration>PT7H33M48S</meta:editing-duration>
    <meta:editing-cycles>19</meta:editing-cycles>
    <meta:generator>LibreOffice/24.8.6.2$Linux_X86_64 LibreOffice_project/d50be90c1d90f0f90a5235ffcbbafbbfa38a83c2</meta:generator>
    <meta:document-statistic meta:table-count="4" meta:cell-count="160" meta:object-count="0"/>
  </office:meta>
</office:document-meta>
</file>